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" style:family="paragraph" style:parent-style-name="Preformatted_20_Text">
      <style:paragraph-properties fo:margin-top="0cm" fo:margin-bottom="0cm" fo:padding="0cm" fo:border="non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Sub Genera_11_Numeros()</text:p>
      <text:p text:style-name="P2"><text:s text:c="2"/>Application.Calculate</text:p>
      <text:p text:style-name="P2"><text:s text:c="2"/>Do While Sheets("Generador").Cells(17, 13) &lt;&gt; 100</text:p>
      <text:p text:style-name="P2"><text:s text:c="2"/>For i = 0 To 99</text:p>
      <text:p text:style-name="P2">With Sheets("Generador")</text:p>
      <text:p text:style-name="P2"><text:s text:c="2"/>For ii = 0 To 6 Step 3</text:p>
      <text:p text:style-name="P2"><text:s text:c="4"/>.[A1].Offset(0, ii).CurrentRegion.Sort Key1:=.[B1].Offset(0, ii)</text:p>
      <text:p text:style-name="P2"><text:s text:c="2"/>Next ii</text:p>
      <text:p text:style-name="P2">End With</text:p>
      <text:p text:style-name="P2"><text:s text:c="2"/>If Sheets("Generador").Cells(15, 13) = "BIEN" And Sheets("Generador").Cells(13, 13) &gt; 6000000 Then</text:p>
      <text:p text:style-name="P2">Range("L1:L11").Copy</text:p>
      <text:p text:style-name="P2">Sheets("Resultados").Cells(1, i + 1).PasteSpecial Paste:=xlPasteValues</text:p>
      <text:p text:style-name="P2"><text:s text:c="2"/>End If</text:p>
      <text:p text:style-name="P2">Next i</text:p>
      <text:p text:style-name="P2">Loop</text:p>
      <text:p text:style-name="P2">Call Apilar</text:p>
      <text:p text:style-name="P2">End Sub</text:p>
      <text:p text:style-name="Standard"/>
      <text:p text:style-name="Standard">Sub FiltrosAvanzados() <text:line-break/>    Sheets("Hoja2").Select <text:line-break/>    Range("F2").Select <text:line-break/>     <text:line-break/>    Range("A7:I800").ClearContents <text:line-break/>     <text:line-break/>    Sheets("Hoja1").Range("A1:F700").AdvancedFilter Action:=xlFilterCopy, _ <text:line-break/>        CriteriaRange:=Range("A1:A2"), CopyToRange:=Range("A6:C6"), Unique:=False <text:line-break/>     <text:line-break/>    Sheets("Hoja1").Range("A1:F700").AdvancedFilter Action:=xlFilterCopy, _ <text:line-break/>        CriteriaRange:=Range("B1:B2"), CopyToRange:=Range("D6:F6"), Unique:=False <text:line-break/>         <text:line-break/>    Sheets("Hoja1").Range("A1:F700").AdvancedFilter Action:=xlFilterCopy, _ <text:line-break/>        CriteriaRange:=Range("C1:C2"), CopyToRange:=Range("G6:I6"), Unique:=False <text:line-break/>End Sub </text:p>
      <text:p text:style-name="Standard"/>
      <text:p text:style-name="Standard">Sub filtro()<text:line-break/><text:line-break/>Range("base").AdvancedFilter Action:=xlFilterCopy, CriteriaRange:=Range( _<text:line-break/>"A1:D2"), CopyToRange:=Range("A7:D7"), Unique:=False<text:line-break/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stonjgz </meta:initial-creator>
    <meta:creation-date>2011-11-29T22:32:39</meta:creation-date>
    <dc:date>2011-11-29T22:56:24</dc:date>
    <dc:creator>winstonjgz </dc:creator>
    <meta:editing-duration>PT8M34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19" meta:word-count="96" meta:character-count="1257" meta:non-whitespace-character-count="1074"/>
  </office:meta>
</office:document-meta>
</file>